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2" svg:font-family="Tahoma"/>
    <style:font-face style:name="Lucida Sans Unicode1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-0.1874in"/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  <style:tab-stop style:position="10.1874in"/>
          <style:tab-stop style:position="10.6874in"/>
          <style:tab-stop style:position="11.1874in"/>
          <style:tab-stop style:position="11.6874in"/>
        </style:tab-stops>
      </style:paragraph-properties>
    </style:style>
    <style:style style:name="P2" style:family="paragraph" style:parent-style-name="Standard">
      <style:paragraph-properties fo:margin-left="1.3126in" fo:margin-right="0in" fo:text-indent="-1.3126in" style:auto-text-indent="false">
        <style:tab-stops>
          <style:tab-stop style:position="-0.1874in"/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  <style:tab-stop style:position="10.1874in"/>
          <style:tab-stop style:position="10.6874in"/>
          <style:tab-stop style:position="11.1874in"/>
          <style:tab-stop style:position="11.6874in"/>
        </style:tab-stops>
      </style:paragraph-properties>
    </style:style>
    <style:style style:name="P3" style:family="paragraph" style:parent-style-name="Standard">
      <style:paragraph-properties fo:margin-left="1.3126in" fo:margin-right="0in" fo:text-indent="-1.3126in" style:auto-text-indent="false">
        <style:tab-stops>
          <style:tab-stop style:position="-0.1874in"/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  <style:tab-stop style:position="10.1874in"/>
          <style:tab-stop style:position="10.6874in"/>
          <style:tab-stop style:position="11.1874in"/>
          <style:tab-stop style:position="11.6874in"/>
        </style:tab-stops>
      </style:paragraph-properties>
      <style:text-properties fo:font-size="10.5pt" style:font-size-asian="10.5pt" style:font-size-complex="10.5pt"/>
    </style:style>
    <style:style style:name="P4" style:family="paragraph" style:parent-style-name="Standard">
      <style:paragraph-properties fo:margin-left="1.3126in" fo:margin-right="0in" fo:text-indent="-1.3126in" style:auto-text-indent="false">
        <style:tab-stops>
          <style:tab-stop style:position="-0.1874in"/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  <style:tab-stop style:position="10.1874in"/>
          <style:tab-stop style:position="10.6874in"/>
          <style:tab-stop style:position="11.1874in"/>
          <style:tab-stop style:position="11.6874in"/>
        </style:tab-stops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margin-left="1.3126in" fo:margin-right="0in" fo:text-indent="-1.3126in" style:auto-text-indent="false">
        <style:tab-stops>
          <style:tab-stop style:position="-0.1874in"/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  <style:tab-stop style:position="10.1874in"/>
          <style:tab-stop style:position="10.6874in"/>
          <style:tab-stop style:position="11.1874in"/>
          <style:tab-stop style:position="11.6874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margin-left="1.3126in" fo:margin-right="0in" fo:text-indent="-1.3126in" style:auto-text-indent="false">
        <style:tab-stops>
          <style:tab-stop style:position="-0.1874in"/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  <style:tab-stop style:position="10.1874in"/>
          <style:tab-stop style:position="10.6874in"/>
          <style:tab-stop style:position="11.1874in"/>
          <style:tab-stop style:position="11.6874in"/>
        </style:tab-stops>
      </style:paragraph-properties>
      <style:text-properties fo:font-size="10pt" style:font-size-asian="10pt" style:font-size-complex="10pt"/>
    </style:style>
    <style:style style:name="P7" style:family="paragraph" style:parent-style-name="Standard">
      <style:paragraph-properties fo:margin-left="1.3126in" fo:margin-right="0in" fo:text-indent="-1.3126in" style:auto-text-indent="false">
        <style:tab-stops>
          <style:tab-stop style:position="-0.1874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  <style:tab-stop style:position="10.1874in"/>
          <style:tab-stop style:position="10.6874in"/>
          <style:tab-stop style:position="11.1874in"/>
          <style:tab-stop style:position="11.6874in"/>
        </style:tab-stops>
      </style:paragraph-properties>
      <style:text-properties fo:font-size="10pt" style:font-size-asian="10pt" style:font-size-complex="10pt"/>
    </style:style>
    <style:style style:name="P8" style:family="paragraph" style:parent-style-name="Standard">
      <style:paragraph-properties fo:margin-left="1.3126in" fo:margin-right="0in" fo:text-indent="-1.3126in" style:auto-text-indent="false">
        <style:tab-stops>
          <style:tab-stop style:position="-0.1874in"/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  <style:tab-stop style:position="10.1874in"/>
          <style:tab-stop style:position="10.6874in"/>
          <style:tab-stop style:position="11.1874in"/>
          <style:tab-stop style:position="11.6874in"/>
        </style:tab-stops>
      </style:paragraph-properties>
      <style:text-properties fo:font-size="12pt" style:font-size-asian="12pt" style:font-size-complex="12pt"/>
    </style:style>
    <style:style style:name="P9" style:family="paragraph" style:parent-style-name="Standard">
      <style:paragraph-properties fo:margin-left="1.3126in" fo:margin-right="0in" fo:text-indent="-1.3126in" style:auto-text-indent="false">
        <style:tab-stops>
          <style:tab-stop style:position="-0.1874in"/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  <style:tab-stop style:position="10.1874in"/>
          <style:tab-stop style:position="10.6874in"/>
          <style:tab-stop style:position="11.1874in"/>
          <style:tab-stop style:position="11.6874in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 style:master-page-name="Standard">
      <style:paragraph-properties fo:margin-left="1.3126in" fo:margin-right="0in" fo:text-indent="-1.3126in" style:auto-text-indent="false" style:page-number="auto">
        <style:tab-stops>
          <style:tab-stop style:position="-0.1874in"/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  <style:tab-stop style:position="10.1874in"/>
          <style:tab-stop style:position="10.6874in"/>
          <style:tab-stop style:position="11.1874in"/>
          <style:tab-stop style:position="11.6874in"/>
        </style:tab-stops>
      </style:paragraph-properties>
    </style:style>
    <style:style style:name="P11" style:family="paragraph" style:parent-style-name="Standard">
      <style:paragraph-properties fo:margin-left="0in" fo:margin-right="0in" fo:text-indent="0in" style:auto-text-indent="false">
        <style:tab-stops>
          <style:tab-stop style:position="-0.1874in"/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  <style:tab-stop style:position="10.1874in"/>
          <style:tab-stop style:position="10.6874in"/>
          <style:tab-stop style:position="11.1874in"/>
          <style:tab-stop style:position="11.6874in"/>
        </style:tab-stops>
      </style:paragraph-properties>
    </style:style>
    <style:style style:name="P12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Header"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 style:parent-style-name="Header">
      <style:paragraph-properties style:snap-to-layout-grid="false"/>
      <style:text-properties fo:font-size="10pt" fo:font-weight="normal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text-align="end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 style:parent-style-name="Header">
      <style:paragraph-properties fo:text-align="end" style:justify-single-word="false" style:snap-to-layout-grid="fals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weight="bold" style:font-weight-asian="bold" style:font-weight-complex="bold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5">OBJECTIVE</text:span>:<text:tab/><text:span text:style-name="T3">Obtaining experience in the field of Electrical Engineering/Computer Engineering during Summer 2009.</text:span></text:p>
      <text:p text:style-name="P2"/>
      <text:p text:style-name="P2"><text:span text:style-name="T5">SUMMARY:</text:span><text:tab/>•<text:tab/><text:span text:style-name="T3">Adaptable, versed in Computer Engineering, Electrical Engineering, and Computer Science domains.</text:span></text:p>
      <text:p text:style-name="P2"><text:tab/>•<text:tab/><text:span text:style-name="T3">Experience in data mining and software design.</text:span></text:p>
      <text:p text:style-name="P3"><text:tab/>•<text:tab/>Trained in Agile software development methods.</text:p>
      <text:p text:style-name="P3"><text:tab/>•<text:tab/>Enjoys problem-solving and meeting design challenges.</text:p>
      <text:p text:style-name="P6"><text:tab/>•<text:tab/>Self-driving and works well within a team.</text:p>
      <text:p text:style-name="P2"/>
      <text:p text:style-name="P2"><text:span text:style-name="T5">EDUCATION</text:span>:<text:tab/><text:span text:style-name="T5">Senior <text:s/>in Computer Engineering and Electrical Engineering</text:span></text:p>
      <text:p text:style-name="P5"><text:tab/>Southern Illinois University - Carbondale</text:p>
      <text:p text:style-name="P3"><text:tab/>Courses taken include:</text:p>
      <text:p text:style-name="P3"><text:tab/>JAVA Programming<text:tab/><text:tab/><text:tab/>Software Engineering with Agile Methods</text:p>
      <text:p text:style-name="P3"><text:tab/>Operating System Design<text:tab/><text:tab/>Linux/UNIX Systems Programming</text:p>
      <text:p text:style-name="P3"><text:tab/>Discrete Logic/Digital Systems<text:tab/><text:tab/>VLSI Test and Automation</text:p>
      <text:p text:style-name="P3"><text:tab/>VLSI Test and Automation<text:tab/><text:tab/>Computer Organization Design</text:p>
      <text:p text:style-name="P3"><text:tab/>Digital Control Systems</text:p>
      <text:p text:style-name="P3"><text:tab/>Manager for Senior Design Project – PC-Based <text:s/>Modular Wireless Diagnostic Tools</text:p>
      <text:p text:style-name="P2"/>
      <text:p text:style-name="P2"><text:span text:style-name="T5">EXPERIENCE</text:span>:<text:tab/><text:span text:style-name="T5">Undergraduate Researcher – Southern Illinois University College of Engineering</text:span></text:p>
      <text:p text:style-name="P3"><text:tab/>•<text:tab/>Studied the effects of data prefetching on VLIW processors architectures.</text:p>
      <text:p text:style-name="P3"><text:tab/>•<text:tab/>Worked with the Trimaran Compiler Collection and Simu simulator.</text:p>
      <text:p text:style-name="P11"/>
      <text:p text:style-name="P2"><text:tab/><text:span text:style-name="T5">Intern - Hamilton Sundstrand Aerospace</text:span></text:p>
      <text:p text:style-name="P6"><text:tab/>•<text:tab/>Designed/Developed examination generator for internal use.</text:p>
      <text:p text:style-name="P7"><text:tab/>•<text:tab/>Adapted existing mainframe database into accessible SQL Server database and built search tooling for it.</text:p>
      <text:p text:style-name="P6"><text:tab/>•<text:tab/>Using internal tooling, developed company-wide system to track, process and aggregate site audit reports.</text:p>
      <text:p text:style-name="P6"><text:tab/>•<text:tab/>Performed data mining, analysis, and reporting.</text:p>
      <text:p text:style-name="P6"><text:tab/>•<text:tab/>Streamlined working group's scheduling process.</text:p>
      <text:p text:style-name="P1"/>
      <text:p text:style-name="P2"><text:tab/><text:span text:style-name="T5">Research Assistant - Southern Illinois University Department of Curriculum</text:span></text:p>
      <text:p text:style-name="P2"><text:tab/><text:span text:style-name="T3">•<text:tab/>Developed models for research project.</text:span></text:p>
      <text:p text:style-name="P3"><text:tab/>•<text:tab/>Implemented new designs utilizing PHP, C, and NWScript (an internal C-like scripting tool).</text:p>
      <text:p text:style-name="P3"/>
      <text:p text:style-name="P8"><text:span text:style-name="T5"><text:tab/>20</text:span><text:span text:style-name="T2">th</text:span><text:span text:style-name="T5"> and 21</text:span><text:span text:style-name="T2">st</text:span><text:span text:style-name="T5"> Egyptian Campaign Committee Chairman</text:span></text:p>
      <text:p text:style-name="P4"><text:tab/>•<text:tab/>Developed automation of attendee registration.</text:p>
      <text:p text:style-name="P4"><text:tab/>•<text:tab/>Oversaw events and handled on-site issues.</text:p>
      <text:p text:style-name="P4"><text:tab/>•<text:tab/>Streamlined paperwork loads.</text:p>
      <text:p text:style-name="P4"><text:tab/>•<text:tab/>Worked with vendors for convention support.</text:p>
      <text:p text:style-name="P9"/>
      <text:p text:style-name="P9">SKILLS:<text:tab/><text:span text:style-name="T4">•<text:tab/>Fluent in PHP, C/C++, Java.</text:span></text:p>
      <text:p text:style-name="P4"><text:tab/>•<text:tab/>Familiar with ModelSim, Cadence Design Tools, and Xilinx CAD.</text:p>
      <text:p text:style-name="P4"><text:tab/>•<text:tab/>Familiar with EAGLE PCB layout editor.</text:p>
      <text:p text:style-name="P4"/>
      <text:p text:style-name="P2"><text:span text:style-name="T5">ACTIVITIES:</text:span><text:tab/><text:span text:style-name="T3">• <text:tab/>Vice President and President, SIUC-Strategic Games Society, 2006-2008</text:span></text:p>
      <text:p text:style-name="P3"><text:tab/>• <text:tab/>Chairman of 20<text:span text:style-name="T1">th</text:span> and 21<text:span text:style-name="T1">st</text:span> Egyptian Campaign Gaming Convention Committee</text:p>
      <text:p text:style-name="P1"/>
      <text:p text:style-name="P2"><text:span text:style-name="T5">AWARDS:</text:span><text:tab/><text:span text:style-name="T3">•<text:tab/>Illinois State Scholar</text:span></text:p>
      <text:p text:style-name="P3"><text:tab/>•<text:tab/>Hamilton Sundstrand Achievement Award</text:p>
      <text:p text:style-name="P3"><text:tab/>•<text:tab/>Hamilton Sundstrand Level 2 Awar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2" svg:font-family="Tahoma"/>
    <style:font-face style:name="Lucida Sans Unicode1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none" style:punctuation-wrap="hanging" style:line-break="strict" style:writing-mode="lr-tb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.5in" table:align="left" style:writing-mode="lr-tb"/>
    </style:style>
    <style:style style:name="Table1.A" style:family="table-column">
      <style:table-column-properties style:column-width="3.7493in"/>
    </style:style>
    <style:style style:name="Table1.B" style:family="table-column">
      <style:table-column-properties style:column-width="3.7507in"/>
    </style:style>
    <style:style style:name="Table1.1" style:family="table-row">
      <style:table-row-properties style:min-row-height="0.8646in" style:keep-together="true" fo:keep-together="auto"/>
    </style:style>
    <style:style style:name="Table1.A1" style:family="table-cell">
      <style:table-cell-properties style:vertical-align="bottom" fo:padding="0.0382in" fo:border="none" style:writing-mode="lr-tb"/>
    </style:style>
    <style:style style:name="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Header">
      <style:paragraph-properties style:snap-to-layout-grid="false"/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 style:parent-style-name="Header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Header">
      <style:paragraph-properties fo:text-align="end" style:justify-single-word="false" style:snap-to-layout-grid="false"/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 style:parent-style-name="Header">
      <style:paragraph-properties fo:text-align="end" style:justify-single-word="false"/>
      <style:text-properties fo:font-size="10pt" fo:font-weight="normal" style:font-size-asian="10pt" style:font-weight-asian="normal" style:font-size-complex="10pt" style:font-weight-complex="normal"/>
    </style:style>
    <style:page-layout style:name="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1.2665in" fo:margin-bottom="1.228in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P1">Joseph D. Lenox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2">Permanent:</text:p>
              <text:p text:style-name="P3">1202 Camp Ave</text:p>
              <text:p text:style-name="P3">Rockford, IL 61103</text:p>
              <text:p text:style-name="P3">815-566-9086</text:p>
              <text:p text:style-name="P3">lordofhyphens@gmail.com</text:p>
            </table:table-cell>
            <table:table-cell table:style-name="Table1.A1" office:value-type="string">
              <text:p text:style-name="P4">Campus:</text:p>
              <text:p text:style-name="P5">800 E. Grand Ave Apt 41B</text:p>
              <text:p text:style-name="P5">Carbondale, IL 62901</text:p>
              <text:p text:style-name="P5">815-566-9086</text:p>
              <text:p text:style-name="P5">lordofhyphens@gmail.com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oseph Lenox</dc:creator>
    <dc:date>2008-09-30T21:22:56</dc:date>
    <meta:print-date>2008-02-20T00:42:55</meta:print-date>
    <meta:editing-cycles>27</meta:editing-cycles>
    <meta:editing-duration>PT5H20M1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51" meta:word-count="333" meta:character-count="2548"/>
  </office:meta>
</office:document-meta>
</file>